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02cm"/>
      <style:text-properties style:use-window-font-color="true" style:font-name="Liberation Serif" fo:font-size="12pt" fo:font-weight="normal" fo:background-color="transparent" style:font-size-asian="12pt" style:font-weight-asian="normal" style:font-size-complex="12pt" style:font-weight-complex="normal"/>
    </style:style>
    <style:style style:name="P2" style:family="paragraph" style:parent-style-name="Standard">
      <style:paragraph-properties style:line-height-at-least="0.402cm"/>
      <style:text-properties style:use-window-font-color="true" style:font-name="Liberation Serif" fo:font-size="12pt" fo:font-weight="normal" officeooo:paragraph-rsid="001a70e0" fo:background-color="transparent" style:font-size-asian="12pt" style:font-weight-asian="normal" style:font-size-complex="12pt" style:font-weight-complex="normal"/>
    </style:style>
    <style:style style:name="P3" style:family="paragraph" style:parent-style-name="Standard">
      <style:paragraph-properties style:line-height-at-least="0.402cm"/>
      <style:text-properties style:use-window-font-color="true" style:font-name="Liberation Serif" fo:font-size="12pt" fo:font-weight="normal" officeooo:paragraph-rsid="001a9adb" fo:background-color="transparent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paragraph-rsid="0011e4c8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paragraph-rsid="00106ae8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paragraph-rsid="00136fa1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paragraph-rsid="0013fbb7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0106ae8" officeooo:paragraph-rsid="00106ae8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0106ae8" officeooo:paragraph-rsid="00106ae8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0188257" officeooo:paragraph-rsid="00188257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0188257" officeooo:paragraph-rsid="001a251b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0188257" officeooo:paragraph-rsid="001a70e0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01a70e0" officeooo:paragraph-rsid="001a70e0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a70e0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style:font-name="Liberation Serif" fo:font-size="12pt" fo:font-weight="normal" officeooo:paragraph-rsid="00106ae8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style:font-name="Liberation Serif" fo:font-size="12pt" fo:font-weight="normal" officeooo:paragraph-rsid="0011e4c8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style:font-name="Liberation Serif" fo:font-size="12pt" fo:font-weight="normal" officeooo:paragraph-rsid="0013fbb7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style:font-name="Liberation Serif" fo:font-size="12pt" fo:font-weight="normal" officeooo:paragraph-rsid="00188257" fo:background-color="transparent" style:font-size-asian="12pt" style:font-weight-asian="normal" style:font-size-complex="12pt" style:font-weight-complex="normal"/>
    </style:style>
    <style:style style:name="T1" style:family="text">
      <style:text-properties officeooo:rsid="00106ae8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officeooo:rsid="00106ae8"/>
    </style:style>
    <style:style style:name="T4" style:family="text">
      <style:text-properties fo:font-variant="normal" fo:text-transform="none" fo:letter-spacing="normal" fo:font-style="normal" officeooo:rsid="00188257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letter-spacing="normal" fo:font-style="normal" officeooo:rsid="00188257" style:font-weight-asian="normal" style:font-weight-complex="normal"/>
    </style:style>
    <style:style style:name="T6" style:family="text">
      <style:text-properties fo:font-variant="normal" fo:text-transform="none" fo:letter-spacing="normal" fo:font-style="normal" officeooo:rsid="00188257"/>
    </style:style>
    <style:style style:name="T7" style:family="text">
      <style:text-properties fo:font-variant="normal" fo:text-transform="none" fo:letter-spacing="normal" fo:font-style="normal" officeooo:rsid="00188257"/>
    </style:style>
    <style:style style:name="T8" style:family="text">
      <style:text-properties fo:font-variant="normal" fo:text-transform="none" fo:letter-spacing="normal" fo:font-style="normal" fo:background-color="transparent" loext:char-shading-value="0"/>
    </style:style>
    <style:style style:name="T9" style:family="text">
      <style:text-properties fo:font-variant="normal" fo:text-transform="none" fo:letter-spacing="normal" fo:font-style="normal" officeooo:rsid="00188257" fo:background-color="transparent" loext:char-shading-value="0"/>
    </style:style>
    <style:style style:name="T10" style:family="text">
      <style:text-properties fo:font-variant="normal" fo:text-transform="none" fo:letter-spacing="normal" fo:font-style="normal"/>
    </style:style>
    <style:style style:name="T11" style:family="text">
      <style:text-properties fo:font-variant="normal" fo:text-transform="none" fo:letter-spacing="normal" fo:font-style="normal" officeooo:rsid="001a70e0"/>
    </style:style>
    <style:style style:name="T12" style:family="text">
      <style:text-properties fo:font-variant="normal" fo:text-transform="none" fo:letter-spacing="normal" fo:font-style="normal" officeooo:rsid="001a9adb"/>
    </style:style>
    <style:style style:name="T13" style:family="text">
      <style:text-properties fo:font-variant="normal" fo:text-transform="none" style:use-window-font-color="true" fo:letter-spacing="normal" fo:font-style="normal" fo:background-color="transparent" loext:char-shading-value="0"/>
    </style:style>
    <style:style style:name="T14" style:family="text">
      <style:text-properties fo:font-variant="normal" fo:text-transform="none" style:use-window-font-color="true" fo:letter-spacing="normal" fo:font-style="normal" officeooo:rsid="00188257" fo:background-color="transparent" loext:char-shading-value="0"/>
    </style:style>
    <style:style style:name="T15" style:family="text">
      <style:text-properties fo:font-variant="normal" fo:text-transform="none" style:use-window-font-color="true" fo:letter-spacing="normal" fo:font-style="normal" fo:font-weight="normal" fo:background-color="transparent" loext:char-shading-value="0" style:font-weight-asian="normal" style:font-weight-complex="normal"/>
    </style:style>
    <style:style style:name="T16" style:family="text">
      <style:text-properties fo:font-variant="normal" fo:text-transform="none" style:use-window-font-color="true" fo:letter-spacing="normal" fo:font-style="normal" fo:font-weight="normal" officeooo:rsid="00188257" fo:background-color="transparent" loext:char-shading-value="0" style:font-weight-asian="normal" style:font-weight-complex="normal"/>
    </style:style>
    <style:style style:name="T17" style:family="text">
      <style:text-properties fo:font-variant="normal" fo:text-transform="none" style:use-window-font-color="true" style:font-name="Liberation Serif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88257" fo:background-color="transparent" loext:char-shading-value="0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a70e0" fo:background-color="transparent" loext:char-shading-value="0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style:use-window-font-color="true" style:font-name="Liberation Serif" fo:letter-spacing="normal" fo:font-style="normal" fo:font-weight="normal" fo:background-color="transparent" loext:char-shading-value="0" style:font-weight-asian="normal" style:font-weight-complex="normal"/>
    </style:style>
    <style:style style:name="T21" style:family="text">
      <style:text-properties fo:font-variant="normal" fo:text-transform="none" style:use-window-font-color="true" style:font-name="Liberation Serif" fo:letter-spacing="normal" fo:font-style="normal" fo:font-weight="normal" officeooo:rsid="00188257" fo:background-color="transparent" loext:char-shading-value="0" style:font-weight-asian="normal" style:font-weight-complex="normal"/>
    </style:style>
    <style:style style:name="T22" style:family="text">
      <style:text-properties officeooo:rsid="0011e4c8"/>
    </style:style>
    <style:style style:name="T23" style:family="text">
      <style:text-properties fo:color="#ce9178"/>
    </style:style>
    <style:style style:name="T24" style:family="text">
      <style:text-properties fo:color="#569cd6"/>
    </style:style>
    <style:style style:name="T25" style:family="text">
      <style:text-properties fo:color="#4fc1ff"/>
    </style:style>
    <style:style style:name="T26" style:family="text">
      <style:text-properties officeooo:rsid="001a70e0"/>
    </style:style>
    <style:style style:name="T27" style:family="text">
      <style:text-properties officeooo:rsid="001a9a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Belstar Web Application</text:p>
      <text:p text:style-name="P8"/>
      <text:p text:style-name="P8">DPT</text:p>
      <text:p text:style-name="P9"/>
      <text:p text:style-name="P5"><text:span text:style-name="T27">1.</text:span><text:span text:style-name="T1">Active Loans </text:span></text:p>
      <text:p text:style-name="P5"/>
      <text:p text:style-name="P5"><text:span text:style-name="T1">SELECT sum(activloans)loanCount </text:span></text:p>
      <text:p text:style-name="P5"><text:span text:style-name="T1">FROM data-analytics-336013.Management_Dashboard.loancountinformation where 1=1</text:span></text:p>
      <text:p text:style-name="P5"><text:span text:style-name="T1">and runningdate= '2024-05-08' <text:s/>and (ModelID) in ('PRAGAT', 'SHG', 'SP') </text:span></text:p>
      <text:p text:style-name="P5"/>
      <text:p text:style-name="P5"><text:span text:style-name="T27">2.</text:span>Disbursement Amount(MTD) </text:p>
      <text:p text:style-name="P5"/>
      <text:p text:style-name="P5">select sum(MTDAmt)MTDAmt </text:p>
      <text:p text:style-name="P5">FROM data-analytics-336013.SO_Dashboard.dailyfpdisbursementtable</text:p>
      <text:p text:style-name="P5">where 1=1 and </text:p>
      <text:p text:style-name="P5">runningdate= '2024-05-08' <text:s/>and (ModelID) in ('PRAGAT', 'SHG', 'SP' )</text:p>
      <text:p text:style-name="P5"/>
      <text:p text:style-name="P15"><text:span text:style-name="T12">3.</text:span><text:span text:style-name="T2">OD Amount </text:span><text:span text:style-name="T3">(Include Writeoff,Exclude Writeoff &amp; ARC)</text:span><text:span text:style-name="T2"> / PAR Amount <text:s/></text:span><text:span text:style-name="T3">(Include Writeoff,Exclude Writeoff &amp; ARC)</text:span><text:span text:style-name="T2"> / <text:s/>Write-off &amp; ARC</text:span></text:p>
      <text:p text:style-name="P5"/>
      <text:p text:style-name="P5"/>
      <text:p text:style-name="P5">select </text:p>
      <text:p text:style-name="P5">sum(DPDDPD129OD + FRESHFLOWDPD129OD+DPDDPD3059OD + FRESHFLOWDPD3059OD+DPDDPD6089OD + FRESHFLOWDPD6089OD+DPDDPD90179OD + DPDDPD180365OD + DPDDPD365OD +</text:p>
      <text:p text:style-name="P5">FRESHFLOWDPD90179OD + FRESHFLOWDPD180365OD + FRESHFLOWDPD365OD) OverDue,</text:p>
      <text:p text:style-name="P5">sum((AsOnDateDPD0PAR)+(AsOnDateDPD129PAR)+(AsOnDateDPD3059PAR)+</text:p>
      <text:p text:style-name="P5">(AsOnDateDPD6089PAR)+(AsOnDateDPD90179PAR)+(AsOnDateDPD180365PAR)+(AsOnDateDPD365PAR))PAR,</text:p>
      <text:p text:style-name="P5">sum(CASE WHEN IsWriteOffLoan = 0 THEN DPDDPD129OD + FRESHFLOWDPD129OD+DPDDPD3059OD + FRESHFLOWDPD3059OD+DPDDPD6089OD + FRESHFLOWDPD6089OD+DPDDPD90179OD + DPDDPD180365OD + DPDDPD365OD +FRESHFLOWDPD90179OD + FRESHFLOWDPD180365OD + FRESHFLOWDPD365OD ELSE 0 END) <text:s/>OverDueExcludeWriteOffAndARC,</text:p>
      <text:p text:style-name="P5">sum(CASE WHEN IsWriteOffLoan = 0 THEN (AsOnDateDPD0PAR)+(AsOnDateDPD129PAR)+(AsOnDateDPD3059PAR)+</text:p>
      <text:p text:style-name="P15"><text:span text:style-name="T2">(AsOnDateDPD6089PAR)+(AsOnDateDPD90179PAR)+(AsOnDateDPD180365PAR)+(AsOnDateDPD365PAR) ELSE 0 END)PARExcludeWriteOffAndARC,</text:span></text:p>
      <text:p text:style-name="P5">SUM(CASE WHEN IsWriteOffLoan = 1 THEN (AsOnDateDPD0LC)+(AsOnDateDPD129LC)+(AsOnDateDPD3059LC)+</text:p>
      <text:p text:style-name="P5">(AsOnDateDPD6089LC)+(AsOnDateDPD90179LC)+(AsOnDateDPD180365LC)+(AsOnDateDPD365LC) ELSE 0 END)WriteOffAndARCLoanCount,</text:p>
      <text:p text:style-name="P5">SUM(CASE WHEN IsWriteOffLoan = 1 THEN (AsOnDateDPD0PAR)+(AsOnDateDPD129PAR)+(AsOnDateDPD3059PAR)+</text:p>
      <text:p text:style-name="P5">(AsOnDateDPD6089PAR)+(AsOnDateDPD90179PAR)+(AsOnDateDPD180365PAR)+(AsOnDateDPD365PAR) ELSE 0 END)WriteOffAndARCLoanPARAmount</text:p>
      <text:p text:style-name="P5">from data-analytics-336013.Management_Dashboard.DPDDataforManagementDashboard</text:p>
      <text:p text:style-name="P5">where 1=1 </text:p>
      <text:p text:style-name="P5">and runningdate= '2024-05-08' <text:s/>and (ModelID) in ('PRAGAT', 'SHG', 'SP') </text:p>
      <text:p text:style-name="P5"/>
      <text:p text:style-name="P5"/>
      <text:p text:style-name="P16"><text:soft-page-break/><text:span text:style-name="T12">4.</text:span><text:span text:style-name="T2">PAR( 1-29 days ) <text:s/>/ <text:s/>PAR( 30-59 days ) <text:s/>/ PAR( 60-89 days ) <text:s/>/ PAR( 90-179 days ) / PAR( 180+ days ) </text:span><text:span text:style-name="T3">(Include Writeoff,Exclude Writeoff &amp; ARC)</text:span></text:p>
      <text:p text:style-name="P5"/>
      <text:p text:style-name="P5">select</text:p>
      <text:p text:style-name="P5">SUM(totalDPDMTDAmt)totalDPDMTDAmt, SUM(par1To29MTDAmt)FRESHFLOWDPD129PAR,</text:p>
      <text:p text:style-name="P5">SUM(par1To29MTDAmtExcludeWriteOffAndARC) AS FRESHFLOWDPD129PARExcludeWriteOffAndARC,</text:p>
      <text:p text:style-name="P5">SUM(par30To59MTDAmt)FRESHFLOWDPD3059PAR,</text:p>
      <text:p text:style-name="P5">SUM(par30To59MTDAmtExcludeWriteOffAndARC) AS FRESHFLOWDPD3059PARExcludeWriteOffAndARC,</text:p>
      <text:p text:style-name="P5">SUM(par60To89MTDAmt)FRESHFLOWDPD6089PAR,</text:p>
      <text:p text:style-name="P5">SUM(par60To89MTDAmtExcludeWriteOffAndARC) AS FRESHFLOWDPD6089PARExcludeWriteOffAndARC,</text:p>
      <text:p text:style-name="P15"><text:span text:style-name="T2">SUM(par90To179MTDAmt)FRESHFLOWDPD90179PAR,</text:span></text:p>
      <text:p text:style-name="P5">SUM(par90To179MTDAmtExcludeWriteOffAndARC) AS FRESHFLOWDPD90179PARExcludeWriteOffAndARC,</text:p>
      <text:p text:style-name="P5">sum(par180PlusMTDAmt)FRESHFLOWDPD180365PAR,</text:p>
      <text:p text:style-name="P5">SUM(par180PlusMTDAmtExcludeWriteOffAndARC) AS FRESHFLOWDPD180365PARExcludeWriteOffAndARC,</text:p>
      <text:p text:style-name="P5">SUM(totalDPDMTDC)totalDPDMTDC,SUM(par1To29MTDC)DPDDPD129LC,SUM(par30To59MTDC)DPDDPD3059LC,</text:p>
      <text:p text:style-name="P5">SUM(par60To89MTDC)DPDDPD6089LC,SUM(par90To179MTDC)DPDDPD90179LC,SUM(par180PlusMTDC)DPDDPD180365LC</text:p>
      <text:p text:style-name="P5">from</text:p>
      <text:p text:style-name="P5">(</text:p>
      <text:p text:style-name="P5">SELECT</text:p>
      <text:p text:style-name="P5">SUM(AsOnDateDPD0PAR + AsOnDateDPD129PAR + AsOnDateDPD3059PAR+ AsOnDateDPD6089PAR + AsOnDateDPD90179PAR + AsOnDateDPD180365PAR + AsOnDateDPD365PAR) as totalDPDMTDAmt,</text:p>
      <text:p text:style-name="P15"><text:span text:style-name="T2">SUM(AsOnDateDPD0LC + <text:s/>AsOnDateDPD129LC + AsOnDateDPD3059LC + AsOnDateDPD6089LC + AsOnDateDPD90179LC + AsOnDateDPD180365LC + AsOnDateDPD365LC) as totalDPDMTDC,</text:span></text:p>
      <text:p text:style-name="P5">SUM(DPDDPD129PAR + FRESHFLOWDPD129PAR) <text:s/>as par1To29MTDAmt,</text:p>
      <text:p text:style-name="P15"><text:span text:style-name="T2">SUM(CASE WHEN IsWriteoffloan = 0 THEN DPDDPD129PAR + FRESHFLOWDPD129PAR ELSE 0 END) AS par1To29MTDAmtExcludeWriteOffAndARC,</text:span></text:p>
      <text:p text:style-name="P5">SUM(DPDDPD129LC + FRESHFLOWDPD129LC) as par1To29MTDC,</text:p>
      <text:p text:style-name="P5">SUM(DPDDPD3059PAR + FRESHFLOWDPD3059PAR) as par30To59MTDAmt,</text:p>
      <text:p text:style-name="P5">SUM(CASE WHEN IsWriteoffloan = 0 THEN DPDDPD3059PAR + FRESHFLOWDPD3059PAR ELSE 0 END) AS par30To59MTDAmtExcludeWriteOffAndARC,</text:p>
      <text:p text:style-name="P5">SUM(DPDDPD3059LC + FRESHFLOWDPD3059LC) as par30To59MTDC,</text:p>
      <text:p text:style-name="P5">SUM(DPDDPD6089PAR + FRESHFLOWDPD6089PAR) as par60To89MTDAmt,</text:p>
      <text:p text:style-name="P5">SUM(CASE WHEN IsWriteoffloan = 0 THEN DPDDPD6089PAR + FRESHFLOWDPD6089PAR ELSE 0 END) AS par60To89MTDAmtExcludeWriteOffAndARC,</text:p>
      <text:p text:style-name="P5">SUM(DPDDPD6089LC + FRESHFLOWDPD6089LC) as par60To89MTDC,</text:p>
      <text:p text:style-name="P5">SUM(DPDDPD90179PAR + FRESHFLOWDPD90179PAR) as par90To179MTDAmt,</text:p>
      <text:p text:style-name="P5">SUM(CASE WHEN IsWriteoffloan = 0 THEN DPDDPD90179PAR + FRESHFLOWDPD90179PAR ELSE 0 END) AS par90To179MTDAmtExcludeWriteOffAndARC,</text:p>
      <text:p text:style-name="P5">SUM(DPDDPD90179LC + FRESHFLOWDPD90179LC) as par90To179MTDC,</text:p>
      <text:p text:style-name="P5">SUM(DPDDPD180365PAR + DPDDPD365PAR + FRESHFLOWDPD180365PAR + FRESHFLOWDPD365PAR) as par180PlusMTDAmt,</text:p>
      <text:p text:style-name="P5"><text:soft-page-break/>SUM(CASE WHEN IsWriteoffloan = 0 THEN DPDDPD180365PAR + DPDDPD365PAR + FRESHFLOWDPD180365PAR + FRESHFLOWDPD365PAR ELSE 0 END) AS par180PlusMTDAmtExcludeWriteOffAndARC,</text:p>
      <text:p text:style-name="P5">sum(DPDDPD180365LC + DPDDPD365LC+FRESHFLOWDPD180365LC + FRESHFLOWDPD365LC) as par180PlusMTDC</text:p>
      <text:p text:style-name="P5">from data-analytics-336013.Management_Dashboard.DPDDataforManagementDashboard</text:p>
      <text:p text:style-name="P5">where 1=1</text:p>
      <text:p text:style-name="P4">and runningdate= '2024-05-08' <text:s/>and (ModelID) in ('PRAGAT', 'SHG', 'SP') group by runningdate,OPDPDBucket,sequence, IsWriteoffloan</text:p>
      <text:p text:style-name="P5">order by sequence) <text:span text:style-name="T22">l</text:span></text:p>
      <text:p text:style-name="P5"/>
      <text:p text:style-name="P5"/>
      <text:p text:style-name="P5"><text:span text:style-name="T27">5.</text:span>Fresh Flow (PM)</text:p>
      <text:p text:style-name="P5"/>
      <text:p text:style-name="P5">select </text:p>
      <text:p text:style-name="P5">sum(FRESHFLOWDPD129LC + FRESHFLOWDPD3059LC + FRESHFLOWDPD6089LC + FRESHFLOWDPD90179LC+</text:p>
      <text:p text:style-name="P5">FRESHFLOWDPD180365LC +FRESHFLOWDPD365LC) DPDDPD129LC,</text:p>
      <text:p text:style-name="P5">sum( FRESHFLOWDPD129PAR + FRESHFLOWDPD3059PAR + FRESHFLOWDPD6089PAR + FRESHFLOWDPD90179PAR +</text:p>
      <text:p text:style-name="P5">FRESHFLOWDPD180365PAR + FRESHFLOWDPD365PAR)DPDDPD129PAR,</text:p>
      <text:p text:style-name="P5">sum(FRESHFLOWDPD129OD + FRESHFLOWDPD3059OD + FRESHFLOWDPD6089OD + FRESHFLOWDPD90179OD +</text:p>
      <text:p text:style-name="P15"><text:span text:style-name="T2">FRESHFLOWDPD180365OD + <text:s/>FRESHFLOWDPD365OD)DPDDPD129OVERDUE</text:span></text:p>
      <text:p text:style-name="P5">from data-analytics-336013.Management_Dashboard.DPDDataforManagementDashboard</text:p>
      <text:p text:style-name="P6">where 1=1 and runningdate= <text:s/>'2024-05-08' <text:s/>and (ModelID) in ('PRAGAT', 'SHG', 'SP' 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27">6.</text:span>1-29 DPD / 30-59 DPD / 60-89 DPD / 90-179 DPD / &gt; 180 DPD Days</text:p>
      <text:p text:style-name="P6"/>
      <text:p text:style-name="P6">select OPDPDBucket as OpBucketName,</text:p>
      <text:p text:style-name="P6">sum(OPDPD129LC)OPDPD129LC,</text:p>
      <text:p text:style-name="P6">sum(OPDPD3059LC)OPDPD3059LC,</text:p>
      <text:p text:style-name="P6">sum(OPDPD6089LC)OPDPD6089LC,</text:p>
      <text:p text:style-name="P6">sum(OPDPD90179LC)OPDPD90179LC,</text:p>
      <text:p text:style-name="P6">sum(OPDPD180365LC)OPDPD180365LC,</text:p>
      <text:p text:style-name="P6">sum(OPDPD365LC)OPDPD365plusLC,</text:p>
      <text:p text:style-name="P6">sum(DPDDPD0LC + DPDCLOSEDLC)DPDDPD0LC,sum(DPDDPD0OD+DPDCLOSEDOD)DPDDPD0OVERDUE,sum(DPDDPD0PAR+DPDCLOSEDPAR)DPDDPD0PAR,</text:p>
      <text:p text:style-name="P6">sum(DPDDPD129LC)DPDDPD129LC,sum(DPDDPD129OD)DPDDPD129OVERDUE,sum(DPDDPD129PAR)DPDDPD129PAR,</text:p>
      <text:p text:style-name="P6">sum(DPDDPD3059LC)DPDDPD3059LC,sum(DPDDPD3059OD)DPDDPD3059OVERDUE,sum(DPDDPD3059PAR)DPDDPD3059PAR,</text:p>
      <text:p text:style-name="P6"><text:soft-page-break/>sum(DPDDPD6089LC)DPDDPD6089LC,sum(DPDDPD6089OD)DPDDPD6089OVERDUE,sum(DPDDPD6089PAR)DPDDPD6089PAR,</text:p>
      <text:p text:style-name="P6">sum(DPDDPD90179LC)DPDDPD90179LC,sum(DPDDPD90179OD)DPDDPD90179OVERDUE,sum(DPDDPD90179PAR)DPDDPD90179PAR,</text:p>
      <text:p text:style-name="P6">sum(DPDDPD180365LC)DPDDPD180365LC,sum(DPDDPD180365OD)DPDDPD180365OVERDUE,sum(DPDDPD180365PAR)DPDDPD180365PAR,</text:p>
      <text:p text:style-name="P6">sum(DPDDPD365LC)DPDDPD365plusLC,sum(DPDDPD365OD)DPDDPD365plusOVERDUE,sum(DPDDPD365PAR)DPDDPD365plusPAR</text:p>
      <text:p text:style-name="P6">from data-analytics-336013.Management_Dashboard.DPDDataforManagementDashboard</text:p>
      <text:p text:style-name="P7">where 1=1 and runningdate = '2024-05-08' <text:s/>and (ModelID) in ('PRAGAT', 'SHG', 'SP') group by OPDPDBucket </text:p>
      <text:p text:style-name="P7"/>
      <text:p text:style-name="P7"><text:span text:style-name="T27">7.</text:span>Movement of Days Past Due (DPD)</text:p>
      <text:p text:style-name="P7"/>
      <text:p text:style-name="P7"/>
      <text:p text:style-name="P7">select</text:p>
      <text:p text:style-name="P17"><text:span text:style-name="T2">sum(case when (DPDMovementAsOnDate &gt;= ? and DPDMovementAsOnDate &lt;= ?) then activloans else 0 end) ActiveLoannumberCount, </text:span></text:p>
      <text:p text:style-name="P7">count(case when (DPDMovementAsOnDate &gt;= ? and DPDMovementAsOnDate &lt;= ?) then CurrentMonthDPD else null end)DPDAccounts,</text:p>
      <text:p text:style-name="P7">sum(case when (DPDMovementAsOnDate &gt;= ? and DPDMovementAsOnDate &lt;= ?) then ODAmount else 0 end)ODAmount,</text:p>
      <text:p text:style-name="P17"><text:span text:style-name="T2">sum(case when (DPDMovementAsOnDate &gt;= ? and DPDMovementAsOnDate &lt;= ?) then PARAmount else 0 end)PARAmount,<text:tab/></text:span></text:p>
      <text:p text:style-name="P7">sum(case when (DPDMovementAsOnDate &gt;= ? and DPDMovementAsOnDate &lt;= ?) then activloans else 0 end) as ActiveLoannumberCountPre, </text:p>
      <text:p text:style-name="P7">count(case when (DPDMovementAsOnDate &gt;= ? and DPDMovementAsOnDate &lt;= ?) then CurrentMonthDPD else null end) as DPDAccountsPre,</text:p>
      <text:p text:style-name="P7">sum(case when (DPDMovementAsOnDate &gt;= ? and DPDMovementAsOnDate &lt;= ?) then ODAmount else 0 end) as ODAmountPre,</text:p>
      <text:p text:style-name="P7">sum(case when (DPDMovementAsOnDate &gt;= ? and DPDMovementAsOnDate &lt;= ?) then PARAmount else 0 end) as PARAmountPre,<text:tab/></text:p>
      <text:p text:style-name="P7">sum(case when (DPDMovementAsOnDate &gt;= ? and DPDMovementAsOnDate &lt;= ?) then activloans else 0 end) as ActiveLoannumberCountPrePre,</text:p>
      <text:p text:style-name="P7">count(case when (DPDMovementAsOnDate &gt;= ? and DPDMovementAsOnDate &lt;= ?) then CurrentMonthDPD else null end) as DPDAccountsPrePre,</text:p>
      <text:p text:style-name="P7">sum(case when (DPDMovementAsOnDate &gt;= ? and DPDMovementAsOnDate &lt;= ?) then ODAmount else 0 end) as ODAmountPrePre,sum(case when (DPDMovementAsOnDate &gt;= ? and DPDMovementAsOnDate &lt;= ?) then PARAmount else 0 end) as PARAmountPrePre,<text:tab/></text:p>
      <text:p text:style-name="P7">sum(case when Movement = 'ForwardMovement' and (DPDMovementAsOnDate &gt;= ? and DPDMovementAsOnDate &lt;= ?) then activloans else 0 end) as forwardmovementAccounts,</text:p>
      <text:p text:style-name="P17"><text:span text:style-name="T2">sum(case when Movement = 'BackwardMovement' and (DPDMovementAsOnDate &gt;= ? and DPDMovementAsOnDate &lt;= ?) then activloans else 0 end) as backwardmovementAccounts,</text:span></text:p>
      <text:p text:style-name="P7">sum(case when Movement = 'No Movement' and (DPDMovementAsOnDate &gt;= ? and DPDMovementAsOnDate &lt;= ?) then activloans else 0 end) as nomovementAccounts,</text:p>
      <text:p text:style-name="P7">sum(case when iswriteoffloan = 'No' and (DPDMovementAsOnDate &gt;= ? and DPDMovementAsOnDate &lt;= ?) then activloans else 0 end) as iswriteoffloanCountAccounts,</text:p>
      <text:p text:style-name="P7">sum(case when Movement = 'ForwardMovement' and (DPDMovementAsOnDate &gt;= ? and DPDMovementAsOnDate &lt;= ?) then CurrentPOS else 0 end) as forwardmovementAccountsPOS,</text:p>
      <text:p text:style-name="P7">sum(case when Movement = 'BackwardMovement' and (DPDMovementAsOnDate &gt;= ? and DPDMovementAsOnDate &lt;= ?) then CurrentPOS else 0 end) as backwardmovementAccountsPOS,</text:p>
      <text:p text:style-name="P7"><text:soft-page-break/>sum(case when Movement = 'No Movement' and (DPDMovementAsOnDate &gt;= ? and DPDMovementAsOnDate &lt;= ?) then CurrentPOS else 0 end) as nomovementAccountsPOS,</text:p>
      <text:p text:style-name="P7">sum(case when iswriteoffloan = 'No' and (DPDMovementAsOnDate &gt;= ? and DPDMovementAsOnDate &lt;= ?) then CurrentPOS else 0 end) as iswriteoffloanCountAccountsPOS,</text:p>
      <text:p text:style-name="P7">sum(case when Movement = 'ForwardMovement' and (DPDMovementAsOnDate &gt;= ? and DPDMovementAsOnDate &lt;= ?) then PARAmount else 0 end) as forwardmovementAccountsPAR,</text:p>
      <text:p text:style-name="P7">sum(case when Movement = 'BackwardMovement' and (DPDMovementAsOnDate &gt;= ? and DPDMovementAsOnDate &lt;= ?) then PARAmount else 0 end) as backwardmovementAccountsPAR,</text:p>
      <text:p text:style-name="P7">sum(case when Movement = 'No Movement' and (DPDMovementAsOnDate &gt;= ? and DPDMovementAsOnDate &lt;= ?) then PARAmount else 0 end) as nomovementAccountsPAR,</text:p>
      <text:p text:style-name="P7">sum(case when iswriteoffloan = 'No' and (DPDMovementAsOnDate &gt;= ? and DPDMovementAsOnDate &lt;= ?) then PARAmount else 0 end) as iswriteoffloanCountAccountsPAR,</text:p>
      <text:p text:style-name="P7">sum(case when Movement = 'ForwardMovement' and (DPDMovementAsOnDate &gt;= ? and DPDMovementAsOnDate &lt;= ?) then activloans else 0 end) as forwardmovementAccountsPre,</text:p>
      <text:p text:style-name="P7">sum(case when Movement = 'BackwardMovement' and (DPDMovementAsOnDate &gt;= ? and DPDMovementAsOnDate &lt;= ?) then activloans else 0 end) as backwardmovementAccountsPre,</text:p>
      <text:p text:style-name="P17"><text:span text:style-name="T2">sum(case when Movement = 'No Movement' and (DPDMovementAsOnDate &gt;= ? and DPDMovementAsOnDate &lt;= ?) then activloans else 0 end) as nomovementAccountsPre,</text:span></text:p>
      <text:p text:style-name="P7">sum(case when iswriteoffloan = 'No' and (DPDMovementAsOnDate &gt;= ? and DPDMovementAsOnDate &lt;= ?) then activloans else 0 end) as iswriteoffloanCountAccountsPre,</text:p>
      <text:p text:style-name="P7">sum(case when Movement = 'ForwardMovement' and (DPDMovementAsOnDate &gt;= ? and DPDMovementAsOnDate &lt;= ?) then CurrentPOS else 0 end) as forwardmovementAccountsPOSPre,</text:p>
      <text:p text:style-name="P7">sum(case when Movement = 'BackwardMovement' and (DPDMovementAsOnDate &gt;= ? and DPDMovementAsOnDate &lt;= ?) then CurrentPOS else 0 end) as backwardmovementAccountsPOSPre,</text:p>
      <text:p text:style-name="P7">sum(case when Movement = 'No Movement' and (DPDMovementAsOnDate &gt;= ? and DPDMovementAsOnDate &lt;= ?) then CurrentPOS else 0 end) as nomovementAccountsPOSPre,</text:p>
      <text:p text:style-name="P7">sum(case when iswriteoffloan = 'No' and (DPDMovementAsOnDate &gt;= ? and DPDMovementAsOnDate &lt;= ?) then CurrentPOS else 0 end) as iswriteoffloanCountAccountsPOSPre,</text:p>
      <text:p text:style-name="P7">sum(case when Movement = 'ForwardMovement' and (DPDMovementAsOnDate &gt;= ? and DPDMovementAsOnDate &lt;= ?) then PARAmount else 0 end) as forwardmovementAccountsPARPre,</text:p>
      <text:p text:style-name="P7">sum(case when Movement = 'BackwardMovement' and (DPDMovementAsOnDate &gt;= ? and DPDMovementAsOnDate &lt;= ?) then PARAmount else 0 end) as backwardmovementAccountsPARPre,</text:p>
      <text:p text:style-name="P7">sum(case when Movement = 'No Movement' and (DPDMovementAsOnDate &gt;= ? and DPDMovementAsOnDate &lt;= ?) then PARAmount else 0 end) as nomovementAccountsPARPre,</text:p>
      <text:p text:style-name="P7">sum(case when iswriteoffloan = 'No' and (DPDMovementAsOnDate &gt;= ? and DPDMovementAsOnDate &lt;= ?) then PARAmount else 0 end) as iswriteoffloanCountAccountsPARPre,</text:p>
      <text:p text:style-name="P7">sum(case when Movement = 'ForwardMovement' and (DPDMovementAsOnDate &gt;= ? and DPDMovementAsOnDate &lt;= ?) then activloans else 0 end) as forwardmovementAccountsPrePre,</text:p>
      <text:p text:style-name="P7">sum(case when Movement = 'BackwardMovement' and (DPDMovementAsOnDate &gt;= ? and DPDMovementAsOnDate &lt;= ?) then activloans else 0 end) as backwardmovementAccountsPrePre,</text:p>
      <text:p text:style-name="P7">sum(case when Movement = 'No Movement' and (DPDMovementAsOnDate &gt;= ? and DPDMovementAsOnDate &lt;= ?) then activloans else 0 end) as nomovementAccountsPrePre,</text:p>
      <text:p text:style-name="P17"><text:span text:style-name="T2">sum(case when iswriteoffloan = 'No' and (DPDMovementAsOnDate &gt;= ? and DPDMovementAsOnDate &lt;= ?) then activloans else 0 end) as iswriteoffloanCountAccountsPrePre,</text:span></text:p>
      <text:p text:style-name="P7"><text:soft-page-break/>sum(case when Movement = 'ForwardMovement' and (DPDMovementAsOnDate &gt;= ? and DPDMovementAsOnDate &lt;= ?) then CurrentPOS else 0 end) as forwardmovementAccountsPOSPrePre,</text:p>
      <text:p text:style-name="P7">sum(case when Movement = 'BackwardMovement' and (DPDMovementAsOnDate &gt;= ? and DPDMovementAsOnDate &lt;= ?) then CurrentPOS else 0 end) as backwardmovementAccountsPOSPrePre,</text:p>
      <text:p text:style-name="P17"><text:span text:style-name="T2">sum(case when Movement = 'No Movement' and (DPDMovementAsOnDate &gt;= ? and DPDMovementAsOnDate &lt;= ?) then CurrentPOS else 0 end) as nomovementAccountsPOSPrePre,</text:span></text:p>
      <text:p text:style-name="P7">sum(case when iswriteoffloan = 'No' and (DPDMovementAsOnDate &gt;= ? and DPDMovementAsOnDate &lt;= ?) then CurrentPOS else 0 end) as iswriteoffloanCountAccountsPOSPrePre,</text:p>
      <text:p text:style-name="P7">sum(case when Movement = 'ForwardMovement' and (DPDMovementAsOnDate &gt;= ? and DPDMovementAsOnDate &lt;= ?) then PARAmount else 0 end) as forwardmovementAccountsPARPrePre,</text:p>
      <text:p text:style-name="P17"><text:span text:style-name="T2">sum(case when Movement = 'BackwardMovement' and (DPDMovementAsOnDate &gt;= ? and DPDMovementAsOnDate &lt;= ?) then PARAmount else 0 end) as backwardmovementAccountsPARPrePre,</text:span></text:p>
      <text:p text:style-name="P7">sum(case when Movement = 'No Movement' and (DPDMovementAsOnDate &gt;= ? and DPDMovementAsOnDate &lt;= ?) then PARAmount else 0 end) as nomovementAccountsPARPrePre,</text:p>
      <text:p text:style-name="P7">sum(case when iswriteoffloan = 'No' and (DPDMovementAsOnDate &gt;= ? and DPDMovementAsOnDate &lt;= ?) then PARAmount else 0 end) as iswriteoffloanCountAccountsPARPrePre,</text:p>
      <text:p text:style-name="P7">sum(case when activloans = 1 and (DPDMovementAsOnDate &gt;= ? and DPDMovementAsOnDate &lt;= ?) then MonthTotalCollection else 0 end) as activeLoanCLODTot,</text:p>
      <text:p text:style-name="P7">sum(case when activloans = 1 and (DPDMovementAsOnDate &gt;= ? and DPDMovementAsOnDate &lt;= ?) then MonthTotalCollection else 0 end) as activeLoanCLODTotPre,</text:p>
      <text:p text:style-name="P7">sum(case when activloans = 1 and (DPDMovementAsOnDate &gt;= ? and DPDMovementAsOnDate &lt;= ?) then MonthTotalCollection else 0 end) as activeLoanCLODTotPrePre,</text:p>
      <text:p text:style-name="P7">sum(case when activloans = 1 and (DPDMovementAsOnDate &gt;= ? and DPDMovementAsOnDate &lt;= ?) then PARAmount else 0 end) as activeLoanPARAmt,</text:p>
      <text:p text:style-name="P7">sum(case when activloans = 1 and (DPDMovementAsOnDate &gt;= ? and DPDMovementAsOnDate &lt;= ?) then PARAmount else 0 end) as activeLoanPARAmtPre,</text:p>
      <text:p text:style-name="P17"><text:span text:style-name="T2">sum(case when activloans = 1 and (DPDMovementAsOnDate &gt;= ? and DPDMovementAsOnDate &lt;= ?) then PARAmount else 0 end) as activeLoanPARAmtPrePre,</text:span></text:p>
      <text:p text:style-name="P7">DPDMovementAsOnDate</text:p>
      <text:p text:style-name="P7">from data-analytics-336013.Management_Dashboard.DPDDataforManagementDashboardexcel</text:p>
      <text:p text:style-name="P7">where 1=1 and (ModelID) in (?,?,?) group by DPDMovementAsOnDate, iswriteoffloan, Movement</text:p>
      <text:p text:style-name="P7"/>
      <text:p text:style-name="P7"/>
      <text:p text:style-name="P7">params.push(validOneSubtractStartDate, validOneSubtractEndDate, validOneSubtractStartDate, validOneSubtractEndDate, validOneSubtractStartDate, validOneSubtractEndDate, validOneSubtractStartDate, validOneSubtractEndDate,</text:p>
      <text:p text:style-name="P1">validTwoSubtractStartDate, validTwoSubtractEndDate, validTwoSubtractStartDate, validTwoSubtractEndDate, validTwoSubtractStartDate, validTwoSubtractEndDate, validTwoSubtractStartDate, validTwoSubtractEndDate,</text:p>
      <text:p text:style-name="P1">validThreeSubtractStartDate, validThreeSubtractEndDate, validThreeSubtractStartDate, validThreeSubtractEndDate, validThreeSubtractStartDate, validThreeSubtractEndDate, validThreeSubtractStartDate, validThreeSubtractEndDate,</text:p>
      <text:p text:style-name="P1">validOneSubtractStartDate, validOneSubtractEndDate, validOneSubtractStartDate, validOneSubtractEndDate, validOneSubtractStartDate, validOneSubtractEndDate, validOneSubtractStartDate, validOneSubtractEndDate,</text:p>
      <text:p text:style-name="P1"><text:soft-page-break/>validOneSubtractStartDate, validOneSubtractEndDate, validOneSubtractStartDate, validOneSubtractEndDate, validOneSubtractStartDate, validOneSubtractEndDate, validOneSubtractStartDate, validOneSubtractEndDate,</text:p>
      <text:p text:style-name="P1">validOneSubtractStartDate, validOneSubtractEndDate, validOneSubtractStartDate, validOneSubtractEndDate, validOneSubtractStartDate, validOneSubtractEndDate, validOneSubtractStartDate, validOneSubtractEndDate,</text:p>
      <text:p text:style-name="P1">validTwoSubtractStartDate, validTwoSubtractEndDate, validTwoSubtractStartDate, validTwoSubtractEndDate, validTwoSubtractStartDate, validTwoSubtractEndDate, validTwoSubtractStartDate, validTwoSubtractEndDate,</text:p>
      <text:p text:style-name="P1">validTwoSubtractStartDate, validTwoSubtractEndDate, validTwoSubtractStartDate, validTwoSubtractEndDate, validTwoSubtractStartDate, validTwoSubtractEndDate, validTwoSubtractStartDate, validTwoSubtractEndDate,</text:p>
      <text:p text:style-name="P1">validTwoSubtractStartDate, validTwoSubtractEndDate, validTwoSubtractStartDate, validTwoSubtractEndDate, validTwoSubtractStartDate, validTwoSubtractEndDate, validTwoSubtractStartDate, validTwoSubtractEndDate,</text:p>
      <text:p text:style-name="P1">validThreeSubtractStartDate, validThreeSubtractEndDate, validThreeSubtractStartDate, validThreeSubtractEndDate, validThreeSubtractStartDate, validThreeSubtractEndDate, validThreeSubtractStartDate, validThreeSubtractEndDate,</text:p>
      <text:p text:style-name="P1">validThreeSubtractStartDate, validThreeSubtractEndDate, validThreeSubtractStartDate, validThreeSubtractEndDate, validThreeSubtractStartDate, validThreeSubtractEndDate, validThreeSubtractStartDate, validThreeSubtractEndDate,</text:p>
      <text:p text:style-name="P1">validThreeSubtractStartDate, validThreeSubtractEndDate, validThreeSubtractStartDate, validThreeSubtractEndDate, validThreeSubtractStartDate, validThreeSubtractEndDate, validThreeSubtractStartDate, validThreeSubtractEndDate,</text:p>
      <text:p text:style-name="P1">validOneSubtractStartDate, validOneSubtractEndDate, validTwoSubtractStartDate, validTwoSubtractEndDate, validThreeSubtractStartDate, validThreeSubtractEndDate,</text:p>
      <text:p text:style-name="P1">validOneSubtractStartDate, validOneSubtractEndDate, validTwoSubtractStartDate, validTwoSubtractEndDate, validThreeSubtractStartDate, validThreeSubtractEndDate)</text:p>
      <text:p text:style-name="P7"/>
      <text:p text:style-name="P7"/>
      <text:p text:style-name="P10">Downloads</text:p>
      <text:p text:style-name="P10"/>
      <text:p text:style-name="P10"/>
      <text:p text:style-name="P10"><text:span text:style-name="T27">8.</text:span>Fresh Flow</text:p>
      <text:p text:style-name="P10">select</text:p>
      <text:p text:style-name="P10">DPDMovementAsOnDate,StateName,RegionName,BranchName,Zonename,Model,LoanProductName,MemberID,Loannumber,DisbursementDt,LoanAmount,CurrentPOS,ODAmount,PrevMonthClDPD,PrevMonthDPDbucket,</text:p>
      <text:p text:style-name="P10">CurrentMonthDPD,CurrentMonthDPDbucket,Movement,FY,PARAmount,ODTOT,MonthTotalCollection,case when IsActWriteoffloan=1 then 'Yes' else 'No' End iswriteoffloan , FinLoanTypeFundID AS FunderID, FinLoanTypeFundDesc AS FunderName</text:p>
      <text:p text:style-name="P10">from data-analytics-336013.Management_Dashboard.DPDDataforManagementDashboardexcelFreshFlow</text:p>
      <text:p text:style-name="P12">where DPDMovementAsOnDate= "'2024-05-08'" <text:s text:c="2"/>and (model) in ("'PRAGATI'", "'SHG'", "'SP'")</text:p>
      <text:p text:style-name="P13"/>
      <text:p text:style-name="P13"/>
      <text:p text:style-name="P10"><text:span text:style-name="T27">9.</text:span>Regular/Closed Loans</text:p>
      <text:p text:style-name="P12">select</text:p>
      <text:p text:style-name="P12">DPDMovementAsOnDate,StateName,RegionName,BranchName,Zonename,Model,LoanProductName,MemberID,Loannumber,DisbursementDt,LoanAmount,CurrentPOS,ODAmount,PrevMonthClDPD,PrevMonthDPDbucket,</text:p>
      <text:p text:style-name="P12"><text:soft-page-break/>CurrentMonthDPD,CurrentMonthDPDbucket,Movement,FY,PARAmount,ODTOT,MonthTotalCollection,case when IsActWriteoffloan=1 then 'Yes' else 'No' End iswriteoffloan , FinLoanTypeFundID AS FunderID, FinLoanTypeFundDesc AS FunderName,</text:p>
      <text:p text:style-name="P14"><text:span text:style-name="T18">CASE WHEN CurrentPOS &gt; 0 THEN 'Regular' ELSE 'Closed' END AS LoanStatus</text:span></text:p>
      <text:p text:style-name="P12">from data-analytics-336013.Management_Dashboard.DPDDataforManagementDashboardexcelClosedCumRegular</text:p>
      <text:p text:style-name="P12">where DPDMovementAsOnDate= "'2024-05-08'" <text:s text:c="2"/>and (model) in ("'PRAGATI'", "'SHG'", "'SP'" )</text:p>
      <text:p text:style-name="P12"/>
      <text:p text:style-name="P12"/>
      <text:p text:style-name="P10"><text:span text:style-name="T27">10.</text:span>DPD 1-29</text:p>
      <text:p text:style-name="P10"/>
      <text:p text:style-name="P10">select</text:p>
      <text:p text:style-name="P10">DPDMovementAsOnDate,StateName,RegionName,BranchName,Zonename,Model,LoanProductName,MemberID,Loannumber,DisbursementDt,LoanAmount,CurrentPOS,ODAmount,PrevMonthClDPD,PrevMonthDPDbucket,</text:p>
      <text:p text:style-name="P10">CurrentMonthDPD,CurrentMonthDPDbucket,Movement,FY,PARAmount,ODTOT,MonthTotalCollection,case when IsActWriteoffloan=1 then 'Yes' else 'No' End iswriteoffloan , FinLoanTypeFundID AS FunderID, FinLoanTypeFundDesc AS FunderName</text:p>
      <text:p text:style-name="P10">from data-analytics-336013.Management_Dashboard.DPDDataforManagementDashboardexcel129plus</text:p>
      <text:p text:style-name="P12">where DPDMovementAsOnDate= "'2024-05-08'" <text:s/>and (model) in ("'PRAGATI'", "'SHG'", "'SP'" )</text:p>
      <text:p text:style-name="P10"/>
      <text:p text:style-name="P10"/>
      <text:p text:style-name="P10"><text:span text:style-name="T27">11.</text:span>DPD 30-59</text:p>
      <text:p text:style-name="P10">select</text:p>
      <text:p text:style-name="P1">DPDMovementAsOnDate,StateName,RegionName,BranchName,Zonename,Model,LoanProductName,MemberID,Loannumber,DisbursementDt,LoanAmount,CurrentPOS,ODAmount,PrevMonthClDPD,PrevMonthDPDbucket,</text:p>
      <text:p text:style-name="P1">CurrentMonthDPD,CurrentMonthDPDbucket,Movement,FY,PARAmount,ODTOT,MonthTotalCollection,case when IsActWriteoffloan=1 then 'Yes' else 'No' End iswriteoffloan , FinLoanTypeFundID AS FunderID, FinLoanTypeFundDesc AS FunderName</text:p>
      <text:p text:style-name="P2">from $<text:span text:style-name="T6">data-analytics-336013</text:span>.Management_Dashboard.DPDDataforManagementDashboardexcel3059plus</text:p>
      <text:p text:style-name="P2">where DPDMovementAsOnDate= <text:span text:style-name="T6">"'2024-05-08'" <text:s/>and (model) in ("'PRAGATI'", "'SHG'", "'SP'" )</text:span></text:p>
      <text:p text:style-name="P10"/>
      <text:p text:style-name="P10"><text:span text:style-name="T27">12.</text:span>DPD 60-89</text:p>
      <text:p text:style-name="P10">select</text:p>
      <text:p text:style-name="P1">DPDMovementAsOnDate,StateName,RegionName,BranchName,Zonename,Model,LoanProductName,MemberID,Loannumber,DisbursementDt,LoanAmount,CurrentPOS,ODAmount,PrevMonthClDPD,PrevMonthDPDbucket,</text:p>
      <text:p text:style-name="P1">CurrentMonthDPD,CurrentMonthDPDbucket,Movement,FY,PARAmount,ODTOT,MonthTotalCollection,case when IsActWriteoffloan=1 then 'Yes' else 'No' End iswriteoffloan , FinLoanTypeFundID AS FunderID, FinLoanTypeFundDesc AS FunderName</text:p>
      <text:p text:style-name="P2">from $<text:span text:style-name="T6">data-analytics-336013</text:span>.Management_Dashboard.DPDDataforManagementDashboardexcel6089plus</text:p>
      <text:p text:style-name="P2">where DPDMovementAsOnDate= <text:span text:style-name="T6">"'2024-05-08'" <text:s/>and (model) in ("'PRAGATI'", "'SHG'", "'SP'" )</text:span></text:p>
      <text:p text:style-name="P10"/>
      <text:p text:style-name="P10"><text:span text:style-name="T27">13.</text:span>DPD 90-179</text:p>
      <text:p text:style-name="P13">select</text:p>
      <text:p text:style-name="P1">DPDMovementAsOnDate,StateName,RegionName,BranchName,Zonename,Model,LoanProductName,MemberID,Loannumber,DisbursementDt,LoanAmount,CurrentPOS,ODAmount,PrevMonthClDPD,PrevMonthDPDbucket,</text:p>
      <text:p text:style-name="P1"><text:soft-page-break/>CurrentMonthDPD,CurrentMonthDPDbucket,Movement,FY,PARAmount,ODTOT,MonthTotalCollection,case when IsActWriteoffloan=1 then 'Yes' else 'No' End iswriteoffloan , FinLoanTypeFundID AS FunderID, FinLoanTypeFundDesc AS FunderName</text:p>
      <text:p text:style-name="P2">from $<text:span text:style-name="T6">data-analytics-336013</text:span>.Management_Dashboard.DPDDataforManagementDashboardexcel90179plus</text:p>
      <text:p text:style-name="P2">where DPDMovementAsOnDate=<text:span text:style-name="T6">"'2024-05-08'" <text:s/>and (model) in ("'PRAGATI'", "'SHG'", "'SP'" )</text:span></text:p>
      <text:p text:style-name="P13"/>
      <text:p text:style-name="P10"><text:span text:style-name="T27">14.</text:span>DPD 180+</text:p>
      <text:p text:style-name="P10">select</text:p>
      <text:p text:style-name="P1">DPDMovementAsOnDate,StateName,RegionName,BranchName,Zonename,Model,LoanProductName,MemberID,Loannumber,DisbursementDt,LoanAmount,CurrentPOS,ODAmount,PrevMonthClDPD,PrevMonthDPDbucket,</text:p>
      <text:p text:style-name="P1">CurrentMonthDPD,CurrentMonthDPDbucket,Movement,FY,PARAmount,ODTOT,MonthTotalCollection,case when IsActWriteoffloan=1 then 'Yes' else 'No' End iswriteoffloan , FinLoanTypeFundID AS FunderID, FinLoanTypeFundDesc AS FunderName</text:p>
      <text:p text:style-name="P2">from $<text:span text:style-name="T6">data-analytics-336013</text:span>.Management_Dashboard.DPDDataforManagementDashboardexcel180plus</text:p>
      <text:p text:style-name="P2">where DPDMovementAsOnDate= <text:span text:style-name="T6">"'2024-05-08'" <text:s/>and (model) in ("'PRAGATI'", "'SHG'", "'SP'" )</text:span></text:p>
      <text:p text:style-name="P10"/>
      <text:p text:style-name="P10"><text:span text:style-name="T27">15.</text:span>DPD 365+</text:p>
      <text:p text:style-name="P10">select</text:p>
      <text:p text:style-name="P1">DPDMovementAsOnDate,StateName,RegionName,BranchName,Zonename,Model,LoanProductName,MemberID,Loannumber,DisbursementDt,LoanAmount,CurrentPOS,ODAmount,PrevMonthClDPD,PrevMonthDPDbucket,</text:p>
      <text:p text:style-name="P1">CurrentMonthDPD,CurrentMonthDPDbucket,Movement,FY,PARAmount,ODTOT,MonthTotalCollection,case when IsActWriteoffloan=1 then 'Yes' else 'No' End iswriteoffloan , FinLoanTypeFundID AS FunderID, FinLoanTypeFundDesc AS FunderName</text:p>
      <text:p text:style-name="P3">from $<text:span text:style-name="T6">data-analytics-336013</text:span>.Management_Dashboard.DPDDataforManagementDashboardexcel365plus</text:p>
      <text:p text:style-name="P2">where DPDMovementAsOnDate= <text:span text:style-name="T6">"'2024-05-08'" <text:s/>and (model) in ("'PRAGATI'", "'SHG'", "'SP'" )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9T15:01:20.967385764</meta:creation-date>
    <meta:generator>LibreOffice/6.4.7.2$Linux_X86_64 LibreOffice_project/40$Build-2</meta:generator>
    <dc:date>2024-05-09T16:29:45.472710827</dc:date>
    <meta:editing-duration>PT15M31S</meta:editing-duration>
    <meta:editing-cycles>4</meta:editing-cycles>
    <meta:document-statistic meta:table-count="0" meta:image-count="0" meta:object-count="0" meta:page-count="9" meta:paragraph-count="214" meta:word-count="1919" meta:character-count="22809" meta:non-whitespace-character-count="21061"/>
  </office:meta>
</office:document-meta>
</file>